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66in"/>
    </style:style>
    <style:style style:name="co2" style:family="table-column">
      <style:table-column-properties fo:break-before="auto" style:column-width="0.24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Major Organizations </text:p>
          </table:table-cell>
          <table:table-cell office:value-type="string">
            <text:p>IF</text:p>
          </table:table-cell>
        </table:table-row>
        <table:table-row table:style-name="ro1">
          <table:table-cell office:value-type="string">
            <text:p><text:a xlink:href="http://bioinformatics.org/">Bioinformatics Organization (Bioinformatics.Org): The Open-Access Institute</text:a></text:p>
          </table:table-cell>
          <table:table-cell/>
        </table:table-row>
        <table:table-row table:style-name="ro1">
          <table:table-cell office:value-type="string">
            <text:p><text:a xlink:href="http://www.embnet.org/">EMBnet</text:a></text:p>
          </table:table-cell>
          <table:table-cell/>
        </table:table-row>
        <table:table-row table:style-name="ro1">
          <table:table-cell office:value-type="string">
            <text:p><text:a xlink:href="http://www.ebi.ac.uk/">European Bioinformatics Institute</text:a></text:p>
          </table:table-cell>
          <table:table-cell/>
        </table:table-row>
        <table:table-row table:style-name="ro1">
          <table:table-cell office:value-type="string">
            <text:p><text:a xlink:href="http://www.embl.org/">European Molecular Biology Laboratory</text:a></text:p>
          </table:table-cell>
          <table:table-cell/>
        </table:table-row>
        <table:table-row table:style-name="ro1">
          <table:table-cell office:value-type="string">
            <text:p><text:a xlink:href="http://www.iscb.org/">The International Society for Computational Biology</text:a></text:p>
          </table:table-cell>
          <table:table-cell/>
        </table:table-row>
        <table:table-row table:style-name="ro1">
          <table:table-cell office:value-type="string">
            <text:p><text:a xlink:href="http://www.ncbi.nlm.nih.gov/">National Center for Biotechnology Information</text:a></text:p>
          </table:table-cell>
          <table:table-cell/>
        </table:table-row>
        <table:table-row table:style-name="ro1">
          <table:table-cell office:value-type="string">
            <text:p><text:a xlink:href="http://www.nih.gov/">National Institutes of Health homepage</text:a></text:p>
          </table:table-cell>
          <table:table-cell/>
        </table:table-row>
        <table:table-row table:style-name="ro1">
          <table:table-cell office:value-type="string">
            <text:p><text:a xlink:href="http://www.open-bio.org/">Open Bioinformatics Foundation: umbrella non-profit organization supporting certain open-source projects in bioinformatics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wiss_Institute_of_Bioinformatics">Swiss Institute of Bioinformatics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Wellcome_Trust_Sanger_Institute">Wellcome Trust Sanger Institute</text:a></text:p>
          </table:table-cell>
          <table:table-cell/>
        </table:table-row>
        <table:table-row table:style-name="ro1">
          <table:table-cell table:style-name="ce1" office:value-type="string">
            <text:p>Major Journals </text:p>
          </table:table-cell>
          <table:table-cell/>
        </table:table-row>
        <table:table-row table:style-name="ro1">
          <table:table-cell office:value-type="string">
            <text:p><text:a xlink:href="http://www.almob.org/">Algorithms in Molecular Biology</text:a></text:p>
          </table:table-cell>
          <table:table-cell/>
        </table:table-row>
        <table:table-row table:style-name="ro1">
          <table:table-cell office:value-type="string">
            <text:p><text:a xlink:href="http://bioinformatics.oupjournals.org/">Bioinformatics</text:a>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a xlink:href="http://www.biomedcentral.com/bmcbioinformatics">BMC Bioinformatics</text:a>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<text:a xlink:href="http://bib.oxfordjournals.org/">Briefings in Bioinformatics</text:a>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<text:a xlink:href="http://www.la-press.com/evolbio.htm">Evolutionary Bioinformatics</text:a></text:p>
          </table:table-cell>
          <table:table-cell/>
        </table:table-row>
        <table:table-row table:style-name="ro1">
          <table:table-cell office:value-type="string">
            <text:p><text:a xlink:href="http://www.genome.org/">Genome Research</text:a>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a xlink:href="http://www.bepress.com/ijb/">The International Journal of Biostatistics</text:a></text:p>
          </table:table-cell>
          <table:table-cell/>
        </table:table-row>
        <table:table-row table:style-name="ro1">
          <table:table-cell office:value-type="string">
            <text:p><text:a xlink:href="http://www.liebertpub.com/publication.aspx?pub_id=31">Journal of Computational Biology</text:a>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a xlink:href="http://la-press.com/journal.php?pa=description&amp;journal_id=10">Cancer Informatics</text:a></text:p>
          </table:table-cell>
          <table:table-cell/>
        </table:table-row>
        <table:table-row table:style-name="ro1">
          <table:table-cell office:value-type="string">
            <text:p><text:a xlink:href="http://publishing.royalsociety.org/index.cfm?page=1058">Journal of the Royal Society Interface</text:a>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a xlink:href="http://www.nature.com/msb/index.html">Molecular Systems Biology</text:a>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a xlink:href="http://compbiol.plosjournals.org/">PLoS Computational Biology</text:a>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a xlink:href="http://www.bepress.com/sagmb/">Statistical Applications in Genetic and Molecular Biology</text:a>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a xlink:href="http://www.computer.org/tcbb/">Transactions on Computational Biology and Bioinformatics - IEEE/ACM</text:a>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a xlink:href="http://www.inderscience.com/browse/index.php?journalcode=ijbra">International Journal of Bioinformatics Research and Applications</text:a></text:p>
          </table:table-cell>
          <table:table-cell/>
        </table:table-row>
        <table:table-row table:style-name="ro1">
          <table:table-cell table:style-name="ce1" office:value-type="string">
            <text:p>Other sites </text:p>
          </table:table-cell>
          <table:table-cell/>
        </table:table-row>
        <table:table-row table:style-name="ro1">
          <table:table-cell office:value-type="string">
            <text:p><text:a xlink:href="http://www.biostatsresearch.com/repository/">The Collection of Biostatistics Research Archive</text:a></text:p>
          </table:table-cell>
          <table:table-cell/>
        </table:table-row>
        <table:table-row table:style-name="ro1">
          <table:table-cell office:value-type="string">
            <text:p><text:a xlink:href="http://www.ornl.gov/TechResources/Human_Genome/research/informatics.html">Human Genome Project and Bioinformatics</text:a></text:p>
          </table:table-cell>
          <table:table-cell/>
        </table:table-row>
        <table:table-row table:style-name="ro1">
          <table:table-cell office:value-type="string">
            <text:p><text:a xlink:href="http://www.bioinformatics.fr/laboratories.php">List of Bioinformatics Research Groups</text:a> at Bioinformatics.fr</text:p>
          </table:table-cell>
          <table:table-cell/>
        </table:table-row>
        <table:table-row table:style-name="ro1">
          <table:table-cell office:value-type="string">
            <text:p><text:a xlink:href="http://www.dmoz.org/Science/Biology/Bioinformatics/Research_Groups//">List of Bioinformatics Research Groups</text:a> at the <text:a xlink:href="http://en.wikipedia.org/wiki/Open_Directory_Project">Open Directory Project</text:a></text:p>
          </table:table-cell>
          <table:table-cell/>
        </table:table-row>
        <table:table-row table:style-name="ro1">
          <table:table-cell table:style-name="ce1" office:value-type="string">
            <text:p>Tutorials / Resources / Primers </text:p>
          </table:table-cell>
          <table:table-cell/>
        </table:table-row>
        <table:table-row table:style-name="ro1">
          <table:table-cell office:value-type="string">
            <text:p><text:a xlink:href="http://www.ncbi.nlm.nih.gov/About/primer/bioinformatics.html">Bioinformatics - A Science Primer</text:a> — by <text:a xlink:href="http://en.wikipedia.org/wiki/NCBI">NCBI</text:a>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0/16/2008</text:date>, <text:time>17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10-16T17:02:22</meta:creation-date>
    <dc:date>2008-10-16T17:44:58</dc:date>
    <meta:editing-cycles>1</meta:editing-cycles>
    <meta:editing-duration>PT12M14S</meta:editing-duration>
    <meta:user-defined meta:name="Info 1"/>
    <meta:user-defined meta:name="Info 2"/>
    <meta:user-defined meta:name="Info 3"/>
    <meta:user-defined meta:name="Info 4"/>
    <meta:document-statistic meta:table-count="3" meta:cell-count="45"/>
  </office:meta>
</office:document-meta>
</file>